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800000034C0F03F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>
      <style:text-properties style:font-name="Arial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fo:color="#cc0000" style:font-name="Arial" fo:font-weight="bold" style:font-weight-asian="bold" style:font-weight-complex="bold"/>
    </style:style>
    <style:style style:name="P8" style:family="paragraph" style:parent-style-name="Quotations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fo:color="#cc0000" style:font-name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><text:span text:style-name="Strong_20_Emphasis">Dompdf</text:span>, une bibliothèque PHP qui permet de générer et <text:span text:style-name="Strong_20_Emphasis">envoyer un PDF au navigateur</text:span>. </text:p>
      <text:p text:style-name="P6"/>
      <text:p text:style-name="P6"><draw:frame draw:style-name="fr1" draw:name="images1" text:anchor-type="paragraph" svg:width="17cm" svg:height="0.686cm" draw:z-index="0"><draw:image xlink:href="Pictures/100002010000050800000034C0F03FD4.png" xlink:type="simple" xlink:show="embed" xlink:actuate="onLoad"/></draw:frame></text:p>
      <text:p text:style-name="Standard"><text:span text:style-name="T1">Cette ligne affiche dans le navigateur un PDF nommé par exemple </text:span><text:span text:style-name="Source_20_Text"><text:span text:style-name="T1">facture_FAC123.pdf</text:span></text:span><text:span text:style-name="T1"> sans forcer son téléchargement. </text:span></text:p>
      <text:p text:style-name="P6"/>
      <text:p text:style-name="P6"/>
      <text:h text:style-name="Heading_20_4" text:outline-level="4"><text:span text:style-name="Source_20_Text"><text:span text:style-name="T2">$dompdf-&gt;stream(...)</text:span></text:span></text:h>
      <text:p text:style-name="Text_20_body"><text:span text:style-name="T1">Cette méthode permet </text:span><text:span text:style-name="Strong_20_Emphasis"><text:span text:style-name="T1">d'envoyer le fichier PDF généré directement au navigateur</text:span></text:span><text:span text:style-name="T1">. Cela déclenche une </text:span><text:span text:style-name="Strong_20_Emphasis"><text:span text:style-name="T1">téléchargement ou une prévisualisation</text:span></text:span><text:span text:style-name="T1"> du PDF selon les options définies.</text:span></text:p>
      <text:h text:style-name="Heading_20_4" text:outline-level="4"><text:span text:style-name="Source_20_Text"><text:span text:style-name="T2">"facture_{$data['facture']['numero_facture']}.pdf"</text:span></text:span></text:h>
      <text:p text:style-name="Text_20_body"><text:span text:style-name="T1">C'est une </text:span><text:span text:style-name="Strong_20_Emphasis"><text:span text:style-name="T1">chaîne de caractères interpolée</text:span></text:span><text:span text:style-name="T1"> en PHP, ce qui signifie que </text:span><text:span text:style-name="Strong_20_Emphasis"><text:span text:style-name="T1">les variables entre accolades sont remplacées par leur valeur</text:span></text:span><text:span text:style-name="T1">. </text:span></text:p>
      <text:p text:style-name="Text_20_body"><text:span text:style-name="T1">Le mot </text:span><text:span text:style-name="Source_20_Text"><text:span text:style-name="T1">facture_</text:span></text:span><text:span text:style-name="T1"> <text:s/>représente le </text:span><text:span text:style-name="Strong_20_Emphasis"><text:span text:style-name="T1">début du nom du fichier</text:span></text:span><text:span text:style-name="T1"> : (avec un underscore </text:span><text:span text:style-name="Source_20_Text"><text:span text:style-name="T1">_</text:span></text:span><text:span text:style-name="T1"> à la fin). </text:span></text:p>
      <text:p text:style-name="Text_20_body"><text:span text:style-name="Source_20_Text"><text:span text:style-name="T1">$data</text:span></text:span><text:span text:style-name="T1"> : un tableau contenant des données, passé à la vue.</text:span></text:p>
      <text:list xml:id="list9164039618595691826" text:style-name="L4">
        <text:list-item>
          <text:p text:style-name="P3"><text:span text:style-name="Source_20_Text"><text:span text:style-name="T1">['facture']</text:span></text:span><text:span text:style-name="T1"> : une clé du tableau </text:span><text:span text:style-name="Source_20_Text"><text:span text:style-name="T1">$data</text:span></text:span><text:span text:style-name="T1">, contenant les infos de la facture.</text:span></text:p>
        </text:list-item>
      </text:list>
      <text:list xml:id="list1041347663723075287" text:style-name="L5">
        <text:list-item>
          <text:p text:style-name="P4"><text:span text:style-name="Source_20_Text"><text:span text:style-name="T1">['numero_facture']</text:span></text:span><text:span text:style-name="T1"> : une clé du tableau </text:span><text:span text:style-name="Source_20_Text"><text:span text:style-name="T1">facture</text:span></text:span><text:span text:style-name="T1">, correspondant au </text:span><text:span text:style-name="Strong_20_Emphasis"><text:span text:style-name="T1">numéro de la facture</text:span></text:span><text:span text:style-name="T1">.</text:span></text:p>
        </text:list-item>
      </text:list>
      <text:p text:style-name="P5"/>
      <text:h text:style-name="Heading_20_4" text:outline-level="4"><text:span text:style-name="Source_20_Text"><text:span text:style-name="T2">['Attachment' =&gt; 0]</text:span></text:span></text:h>
      <text:p text:style-name="Text_20_body"><text:span text:style-name="T1">C’est une </text:span><text:span text:style-name="Strong_20_Emphasis"><text:span text:style-name="T1">option de configuration</text:span></text:span><text:span text:style-name="T1"> :</text:span></text:p>
      <text:list xml:id="list7159879918679519566" text:style-name="L2">
        <text:list-item>
          <text:p text:style-name="P2"><text:span text:style-name="Source_20_Text"><text:span text:style-name="T1">Attachment =&gt; 1</text:span></text:span><text:span text:style-name="T1"> → force le </text:span><text:span text:style-name="Strong_20_Emphasis"><text:span text:style-name="T1">téléchargement</text:span></text:span><text:span text:style-name="T1"> du fichier.</text:span></text:p>
        </text:list-item>
        <text:list-item>
          <text:p text:style-name="P2"><text:span text:style-name="Source_20_Text"><text:span text:style-name="T1">Attachment =&gt; 0</text:span></text:span><text:span text:style-name="T1"> → </text:span><text:span text:style-name="Strong_20_Emphasis"><text:span text:style-name="T1">affiche le PDF dans le navigateur</text:span></text:span><text:span text:style-name="T1"> (mode prévisualisation, dans un nouvel onglet par exemple).</text:span></text:p>
        </text:list-item>
      </text:list>
      <text:p text:style-name="Text_20_body"><text:span text:style-name="T1">Donc ici, </text:span><text:span text:style-name="Source_20_Text"><text:span text:style-name="T1">['Attachment' =&gt; 0]</text:span></text:span><text:span text:style-name="T1"> signifie :</text:span></text:p>
      <text:p text:style-name="P8">« N’oblige pas le téléchargement, affiche directement le PDF dans le navigateur. »</text:p>
      <text:p text:style-name="P6"/>
      <text:p text:style-name="P6"/>
      <text:p text:style-name="P6"/>
      <text:p text:style-name="P6"/>
      <text:p text:style-name="P6"/>
      <text:p text:style-name="P6"/>
      <text:p text:style-name="P7">interpolée : Insérer dynamiquement la valeur d'une variable dans une chaîne de caractèr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ia </meta:initial-creator>
    <meta:creation-date>2025-05-21T10:57:32.86</meta:creation-date>
    <meta:document-statistic meta:table-count="0" meta:image-count="1" meta:object-count="0" meta:page-count="1" meta:paragraph-count="17" meta:word-count="205" meta:character-count="1317"/>
    <dc:date>2025-05-21T11:11:36.66</dc:date>
    <dc:creator>Amaria </dc:creator>
    <meta:editing-duration>PT14M4S</meta:editing-duration>
    <meta:editing-cycles>1</meta:editing-cycles>
    <meta:generator>OpenOffice/4.1.15$Win32 OpenOffice.org_project/4115m2$Build-9813</meta:generator>
  </office:meta>
</office:document-meta>
</file>